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9567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fo:font-style="italic" officeooo:rsid="02a814d8" style:font-style-asian="italic" style:font-style-complex="italic"/>
    </style:style>
    <style:style style:name="T8" style:family="text">
      <style:text-properties fo:font-style="italic" officeooo:rsid="0249ce90" style:font-style-asian="italic" style:font-style-complex="italic"/>
    </style:style>
    <style:style style:name="T9" style:family="text">
      <style:text-properties fo:font-style="italic" officeooo:rsid="0210d5d7" style:font-style-asian="italic" style:font-style-complex="italic"/>
    </style:style>
    <style:style style:name="T10" style:family="text">
      <style:text-properties fo:font-style="italic" officeooo:rsid="01a5cff9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49ce90" style:font-style-asian="normal" style:font-style-complex="normal"/>
    </style:style>
    <style:style style:name="T18" style:family="text">
      <style:text-properties fo:font-style="normal" officeooo:rsid="02719ddc" style:font-style-asian="normal" style:font-style-complex="normal"/>
    </style:style>
    <style:style style:name="T19" style:family="text">
      <style:text-properties fo:font-style="normal" officeooo:rsid="02925e50" style:font-style-asian="normal" style:font-style-complex="normal"/>
    </style:style>
    <style:style style:name="T20" style:family="text">
      <style:text-properties fo:font-style="normal" officeooo:rsid="029a2f77" style:font-style-asian="normal" style:font-style-complex="normal"/>
    </style:style>
    <style:style style:name="T21" style:family="text">
      <style:text-properties fo:font-style="normal" officeooo:rsid="029b4360" style:font-style-asian="normal" style:font-style-complex="normal"/>
    </style:style>
    <style:style style:name="T22" style:family="text">
      <style:text-properties fo:font-style="normal" officeooo:rsid="029c3f59" style:font-style-asian="normal" style:font-style-complex="normal"/>
    </style:style>
    <style:style style:name="T23" style:family="text">
      <style:text-properties fo:font-style="normal" officeooo:rsid="029e16a2" style:font-style-asian="normal" style:font-style-complex="normal"/>
    </style:style>
    <style:style style:name="T24" style:family="text">
      <style:text-properties fo:font-style="normal" officeooo:rsid="029e2fe7" style:font-style-asian="normal" style:font-style-complex="normal"/>
    </style:style>
    <style:style style:name="T25" style:family="text">
      <style:text-properties fo:font-style="normal" officeooo:rsid="029f3c8c" style:font-style-asian="normal" style:font-style-complex="normal"/>
    </style:style>
    <style:style style:name="T26" style:family="text">
      <style:text-properties fo:font-style="normal" officeooo:rsid="02a12295" style:font-style-asian="normal" style:font-style-complex="normal"/>
    </style:style>
    <style:style style:name="T27" style:family="text">
      <style:text-properties fo:font-style="normal" officeooo:rsid="02a30680" style:font-style-asian="normal" style:font-style-complex="normal"/>
    </style:style>
    <style:style style:name="T28" style:family="text">
      <style:text-properties fo:font-style="normal" officeooo:rsid="02a41e7f" style:font-style-asian="normal" style:font-style-complex="normal"/>
    </style:style>
    <style:style style:name="T29" style:family="text">
      <style:text-properties fo:font-style="normal" officeooo:rsid="02a492ce" style:font-style-asian="normal" style:font-style-complex="normal"/>
    </style:style>
    <style:style style:name="T30" style:family="text">
      <style:text-properties fo:font-style="normal" officeooo:rsid="02a66576" style:font-style-asian="normal" style:font-style-complex="normal"/>
    </style:style>
    <style:style style:name="T31" style:family="text">
      <style:text-properties fo:font-style="normal" officeooo:rsid="02a73add" style:font-style-asian="normal" style:font-style-complex="normal"/>
    </style:style>
    <style:style style:name="T32" style:family="text">
      <style:text-properties fo:font-style="normal" officeooo:rsid="02a814d8" style:font-style-asian="normal" style:font-style-complex="normal"/>
    </style:style>
    <style:style style:name="T33" style:family="text">
      <style:text-properties fo:font-style="normal" officeooo:rsid="01c668f6" style:font-style-asian="normal" style:font-style-complex="normal"/>
    </style:style>
    <style:style style:name="T34" style:family="text">
      <style:text-properties fo:font-style="normal" officeooo:rsid="02a9567d" style:font-style-asian="normal" style:font-style-complex="normal"/>
    </style:style>
    <style:style style:name="T35" style:family="text">
      <style:text-properties fo:font-style="normal" officeooo:rsid="02aa67ba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0836784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3d18e5"/>
    </style:style>
    <style:style style:name="T45" style:family="text">
      <style:text-properties officeooo:rsid="024f9d17"/>
    </style:style>
    <style:style style:name="T46" style:family="text">
      <style:text-properties officeooo:rsid="02867bcd"/>
    </style:style>
    <style:style style:name="T47" style:family="text">
      <style:text-properties officeooo:rsid="028c3f47"/>
    </style:style>
    <style:style style:name="T48" style:family="text">
      <style:text-properties officeooo:rsid="0063a409"/>
    </style:style>
    <style:style style:name="T49" style:family="text">
      <style:text-properties officeooo:rsid="02996d98"/>
    </style:style>
    <style:style style:name="T50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6">8</text:span></text:p>
      <text:p text:style-name="P16"/>
      <text:p text:style-name="P16"/>
      <text:p text:style-name="P14">© 201<text:span text:style-name="T46">8</text:span> by Wolfgang Skala. This edition is licensed under the Creative Commons Attribution<text:span text:style-name="T38">-NonCommercial-ShareAlike</text:span> 4.0 International License. To view a copy of this license, visit http://creativecommons.org/licenses/by<text:span text:style-name="T39">-nc-sa</text:span>/4.0/. </text:p>
      <text:p text:style-name="P13"/>
      <text:p text:style-name="P15">Music engraving by LilyPond 2.18.0 (http://www.lilypond.org).<text:span text:style-name="T37"><text:line-break/>Front matter</text:span> typeset with EB Garamond (http://www.georgduffner.at/ebgaramond).</text:p>
      <text:p text:style-name="P16"/>
      <text:p text:style-name="P12">First <text:span text:style-name="T41">version</text:span>, <text:span text:style-name="T50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11">of the </text:span><text:span text:style-name="T5">M</text:span><text:span text:style-name="T6">agnificat</text:span><text:span text:style-name="T11"> </text:span>bases upon <text:span text:style-name="T4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49">id426043464</text:span> (siglum Mus.2973-D-<text:span text:style-name="T49">27</text:span>).</text:p>
      <text:p text:style-name="P10"/>
      <text:p text:style-name="P4">In general, this edition closely follows the autograph. Any changes <text:span text:style-name="T36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3"><text:line-break/></text:span><text:span text:style-name="T21">–<text:tab/>org</text:span><text:span text:style-name="T14"><text:note text:id="ftn1" text:note-class="footnote"><text:note-citation>1</text:note-citation><text:note-body><text:p text:style-name="P19">Abbreviations: A, alto; B, bass;<text:span text:style-name="T44"> cor, corno; Ms, manuscript; o</text:span>rg, basses and organ; <text:span text:style-name="T44">r, rest;</text:span> S, soprano; T<text:span text:style-name="T40">, </text:span>tenor; <text:span text:style-name="T47">vl</text:span>, violin; <text:span text:style-name="T44">vla</text:span>, viola<text:span text:style-name="T45">; vlne, violone</text:span>.</text:p></text:note-body></text:note></text:span><text:span text:style-name="T21"><text:tab/>Bass figures are missing in the Ms and were added by the editor.<text:line-break/></text:span><text:span text:style-name="T24">16<text:tab/>B<text:tab/>3rd quarter in Ms: g4<text:line-break/></text:span><text:span text:style-name="T30">25<text:tab/>vla<text:tab/>2nd quarter in Ms: fis′–fis′<text:line-break/></text:span><text:span text:style-name="T25">29<text:tab/>B<text:tab/>last quarter in Ms: c′8–c′8<text:line-break/></text:span><text:span text:style-name="T31">33<text:tab/>vla<text:tab/>2md quarter in Ms: fis′4<text:line-break/></text:span><text:span text:style-name="T23">34<text:tab/>A<text:tab/>st half of bar in Ms: b′2<text:line-break/></text:span><text:span text:style-name="T28">35<text:tab/>cor 1<text:tab/>2nd quarter in Ms: fis′4<text:line-break/></text:span><text:span text:style-name="T26">41<text:tab/>B<text:tab/>2nd half of bar in Ms: eis2<text:line-break/></text:span><text:span text:style-name="T22">49<text:tab/>S<text:tab/>4th quarter in Ms: as′8–g′6</text:span><text:span text:style-name="T27"><text:line-break/>64<text:tab/>vla<text:tab/>1st eighth in Ms: c′8</text:span><text:span text:style-name="T22"><text:line-break/></text:span><text:span text:style-name="T20">71</text:span><text:span text:style-name="T19"><text:tab/></text:span><text:span text:style-name="T20">org</text:span><text:span text:style-name="T19"><text:tab/></text:span><text:span text:style-name="T20">3rd quarter in Ms: d′8–c′8<text:line-break/>73<text:tab/>org<text:tab/>3rd quarter in Ms: bes8–a8</text:span><text:span text:style-name="T4"><text:line-break/></text:span><text:span text:style-name="T32"><text:line-break/>158<text:tab/>org<text:tab/>last quarter in Ms: c′4</text:span><text:span text:style-name="T34"><text:line-break/>172<text:tab/>org<text:tab/>1st</text:span><text:span text:style-name="T32"> quarter in Ms: </text:span><text:span text:style-name="T34">b</text:span><text:span text:style-name="T35">es</text:span><text:span text:style-name="T32">4</text:span><text:span text:style-name="T17"><text:line-break/></text:span><text:span text:style-name="T33"><text:line-break/></text:span><text:span text:style-name="T16"><text:line-break/></text:span><text:span text:style-name="T15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13">Salzburg, </text:span><text:span text:style-name="T29">February</text:span><text:span text:style-name="T13"> 201</text:span><text:span text:style-name="T18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7:20:31.348507743</dc:date>
    <dc:creator>Wolfgang Skala</dc:creator>
    <meta:editing-duration>P7DT8H1M25S</meta:editing-duration>
    <meta:editing-cycles>606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58" meta:character-count="2229" meta:non-whitespace-character-count="1867"/>
  </office:meta>
</office:document-meta>
</file>